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svg:stroke-color="#008080" draw:fill="none" draw:fill-color="#99ccff" draw:textarea-horizontal-align="justify" draw:textarea-vertical-align="middle" draw:auto-grow-height="false" fo:min-height="0cm" fo:min-width="0cm"/>
    </style:style>
    <style:style style:name="gr3" style:family="graphic" style:parent-style-name="standard">
      <style:graphic-properties svg:stroke-width="0.102cm" svg:stroke-color="#00ff00" draw:marker-start-width="0.352cm" draw:marker-end="Arrow" draw:marker-end-width="0.203cm" draw:textarea-horizontal-align="center" draw:textarea-vertical-align="middle" fo:padding-top="0.175cm" fo:padding-bottom="0.175cm" fo:padding-left="0.3cm" fo:padding-right="0.3cm"/>
    </style:style>
    <style:style style:name="gr4" style:family="graphic" style:parent-style-name="standard">
      <style:graphic-properties draw:fill="solid" draw:fill-color="#00ff00" draw:textarea-horizontal-align="justify" draw:textarea-vertical-align="middle" draw:auto-grow-height="false" fo:min-height="0cm" fo:min-width="0cm"/>
    </style:style>
    <style:style style:name="gr5" style:family="graphic" style:parent-style-name="standard">
      <style:graphic-properties draw:fill="solid" draw:fill-color="#ffff00" draw:textarea-vertical-align="top" draw:auto-grow-height="false" fo:min-height="0.749cm" fo:min-width="0.499cm" fo:padding-top="0.254cm"/>
    </style:style>
    <style:style style:name="gr6" style:family="graphic" style:parent-style-name="standard">
      <style:graphic-properties draw:fill="solid" draw:fill-color="#99ccff" draw:textarea-horizontal-align="justify" draw:textarea-vertical-align="middle" draw:auto-grow-height="false" fo:min-height="0cm" fo:min-width="0cm"/>
    </style:style>
    <style:style style:name="gr7" style:family="graphic" style:parent-style-name="standard">
      <style:graphic-properties draw:fill="solid" draw:fill-color="#ccffff" draw:textarea-horizontal-align="justify" draw:textarea-vertical-align="middle" draw:auto-grow-height="false" fo:min-height="0cm" fo:min-width="0cm"/>
    </style:style>
    <style:style style:name="gr8" style:family="graphic" style:parent-style-name="objectwithoutfill">
      <style:graphic-properties draw:marker-end="Arrow" draw:marker-end-width="0.203cm" draw:fill="none" draw:textarea-horizontal-align="center" draw:textarea-vertical-align="middle"/>
    </style:style>
    <style:style style:name="gr9" style:family="graphic" style:parent-style-name="standard">
      <style:graphic-properties svg:stroke-width="0.102cm" svg:stroke-color="#00ff00" draw:marker-start-width="0.352cm" draw:marker-end="Arrow" draw:marker-end-width="0.305cm" draw:textarea-horizontal-align="center" draw:textarea-vertical-align="middle" fo:padding-top="0.175cm" fo:padding-bottom="0.175cm" fo:padding-left="0.3cm" fo:padding-right="0.3cm"/>
    </style:style>
    <style:style style:name="gr10" style:family="graphic" style:parent-style-name="standard">
      <style:graphic-properties draw:fill="solid" draw:fill-color="#ffff00" draw:textarea-vertical-align="middle" draw:auto-grow-height="false" fo:min-height="0.749cm" fo:min-width="0.499cm" fo:padding-top="0.127cm"/>
    </style:style>
    <style:style style:name="gr11" style:family="graphic" style:parent-style-name="standard">
      <style:graphic-properties svg:stroke-width="0.102cm" svg:stroke-color="#ff9966" draw:marker-start-width="0.305cm" draw:marker-end="Arrow" draw:marker-end-width="0.305cm" draw:textarea-horizontal-align="center" draw:textarea-vertical-align="middle" fo:padding-top="0.175cm" fo:padding-bottom="0.175cm" fo:padding-left="0.3cm" fo:padding-right="0.3cm"/>
    </style:style>
    <style:style style:name="gr12" style:family="graphic" style:parent-style-name="standard">
      <style:graphic-properties svg:stroke-width="0.102cm" svg:stroke-color="#00ff00" draw:marker-start="Arrow" draw:marker-start-width="0.305cm" draw:marker-end="Arrow" draw:marker-end-width="0.305cm" draw:textarea-horizontal-align="center" draw:textarea-vertical-align="middle" fo:padding-top="0.175cm" fo:padding-bottom="0.175cm" fo:padding-left="0.3cm" fo:padding-right="0.3cm"/>
    </style:style>
    <style:style style:name="gr13" style:family="graphic" style:parent-style-name="objectwithoutfill">
      <style:graphic-properties svg:stroke-width="0.051cm" svg:stroke-color="#00ff00" draw:marker-start-width="0.305cm" draw:marker-end="Arrow" draw:marker-end-width="0.305cm" draw:fill="none"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82cm" fo:min-width="0.574cm"/>
    </style:style>
    <style:style style:name="gr15" style:family="graphic" style:parent-style-name="standard">
      <style:graphic-properties draw:stroke="none" svg:stroke-color="#000000" draw:fill="none" draw:fill-color="#ffffff" draw:textarea-horizontal-align="left" draw:auto-grow-height="true" draw:auto-grow-width="true" fo:min-height="0.383cm" fo:min-width="0.806cm"/>
    </style:style>
    <style:style style:name="gr16" style:family="graphic" style:parent-style-name="standard">
      <style:graphic-properties svg:stroke-width="0.051cm" svg:stroke-color="#33cc66"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17" style:family="graphic" style:parent-style-name="standard">
      <style:graphic-properties draw:fill="solid" draw:fill-color="#ffe6e6" draw:textarea-horizontal-align="justify" draw:textarea-vertical-align="middle" draw:auto-grow-height="false" fo:min-height="0cm" fo:min-width="0cm"/>
    </style:style>
    <style:style style:name="gr18" style:family="graphic" style:parent-style-name="objectwithoutfill">
      <style:graphic-properties svg:stroke-width="0.051cm" svg:stroke-color="#ff00ff" draw:marker-start-width="0.381cm" draw:marker-end="Arrow" draw:marker-end-width="0.127cm" draw:fill="none" draw:textarea-horizontal-align="center" draw:textarea-vertical-align="middle" fo:padding-top="0.15cm" fo:padding-bottom="0.15cm" fo:padding-left="0.275cm" fo:padding-right="0.275cm"/>
    </style:style>
    <style:style style:name="gr19" style:family="graphic" style:parent-style-name="objectwithoutfill">
      <style:graphic-properties draw:marker-end="Arrow" draw:marker-end-width="0.254cm"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line-height="70%" fo:text-align="center" fo:text-indent="0cm"/>
    </style:style>
    <style:style style:name="P5" style:family="paragraph">
      <style:paragraph-properties fo:margin-left="0cm" fo:margin-right="0cm" fo:line-height="70%" fo:text-align="center" fo:text-indent="0cm"/>
      <style:text-properties fo:font-size="10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008080" fo:font-size="10pt"/>
    </style:style>
    <style:style style:name="T1" style:family="text">
      <style:text-properties fo:font-size="10pt"/>
    </style:style>
    <style:style style:name="T2" style:family="text">
      <style:text-properties fo:color="#008080"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5.841cm" svg:height="2.899cm" svg:x="5.123cm" svg:y="0.127cm">
          <text:p/>
        </draw:rect>
        <draw:custom-shape draw:style-name="gr2" draw:text-style-name="P2" draw:layer="layout" svg:width="4.211cm" svg:height="0.831cm" svg:x="6.481cm" svg:y="1.17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9.659cm" svg:y1="1.806cm" svg:x2="9.676cm" svg:y2="2.27cm">
          <text:p/>
        </draw:line>
        <draw:line draw:style-name="gr3" draw:text-style-name="P1" draw:layer="layout" svg:x1="7.541cm" svg:y1="1.805cm" svg:x2="7.558cm" svg:y2="2.269cm">
          <text:p/>
        </draw:line>
        <draw:custom-shape draw:style-name="gr4" draw:text-style-name="P3" draw:layer="layout" svg:width="2.433cm" svg:height="0.584cm" svg:x="6.543cm" svg:y="0.262cm">
          <text:p text:style-name="P2"><text:span text:style-name="T1">WMS Collec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011cm" svg:height="2.024cm" svg:x="6.034cm" svg:y="3.394cm">
          <text:p text:style-name="P2"><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3" draw:layer="layout" svg:width="1.945cm" svg:height="0.584cm" svg:x="6.538cm" svg:y="1.285cm">
          <text:p text:style-name="P2"><text:span text:style-name="T1">Entry poi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draw:layer="layout" svg:width="1.945cm" svg:height="0.584cm" svg:x="8.709cm" svg:y="1.285cm">
          <text:p text:style-name="P2"><text:span text:style-name="T1">Entry poi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236cm" svg:height="0.584cm" svg:x="6.427cm" svg:y="2.238cm">
          <text:p text:style-name="P2"><text:span text:style-name="T1">WMS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235cm" svg:height="0.584cm" svg:x="8.696cm" svg:y="2.253cm">
          <text:p text:style-name="P2"><text:span text:style-name="T1">WMS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2.048cm" svg:height="0.584cm" svg:x="0.207cm" svg:y="0.396cm">
          <text:p text:style-name="P2"><text:span text:style-name="T1">VO fronten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5" draw:layer="layout" svg:width="2.309cm" svg:height="0.832cm" svg:x="2.783cm" svg:y="4.626cm">
            <text:p text:style-name="P4"><text:span text:style-name="T1">Glidein pool</text:span></text:p>
            <text:p text:style-name="P4"><text:span text:style-name="T1">Collector/CC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2.309cm" svg:height="0.511cm" svg:x="2.783cm" svg:y="5.473cm">
            <text:p text:style-name="P4"><text:span text:style-name="T1">Negotiat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3" draw:layer="layout" svg:width="2.115cm" svg:height="0.584cm" svg:x="0.332cm" svg:y="3.406cm">
          <text:p text:style-name="P2"><text:span text:style-name="T1">User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115cm" svg:height="0.584cm" svg:x="1.074cm" svg:y="2.22cm">
          <text:p text:style-name="P2"><text:span text:style-name="T1">User Sched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 draw:text-style-name="P1" draw:layer="layout" svg:width="3.99cm" svg:height="1.496cm" svg:x="0.127cm" svg:y="0.242cm">
          <text:p/>
        </draw:rect>
        <draw:rect draw:style-name="gr1" draw:text-style-name="P1" draw:layer="layout" svg:width="2.208cm" svg:height="1.085cm" svg:x="1.027cm" svg:y="1.975cm">
          <text:p/>
        </draw:rect>
        <draw:rect draw:style-name="gr1" draw:text-style-name="P1" draw:layer="layout" svg:width="2.208cm" svg:height="1.085cm" svg:x="0.286cm" svg:y="3.191cm">
          <text:p/>
        </draw:rect>
        <draw:path draw:style-name="gr8" draw:text-style-name="P1" draw:layer="layout" svg:width="0.244cm" svg:height="2.374cm" svg:x="0.611cm" svg:y="1.002cm" svg:viewBox="0 0 245 2375" svg:d="m0 0c50 3348 330 2975 221 17">
          <text:p/>
        </draw:path>
        <draw:path draw:style-name="gr8" draw:text-style-name="P1" draw:layer="layout" svg:width="0.278cm" svg:height="1.145cm" svg:x="1.286cm" svg:y="1.024cm" svg:viewBox="0 0 279 1146" svg:d="m0 0c149 2096 298 829 279 28">
          <text:p/>
        </draw:path>
        <draw:line draw:style-name="gr9" draw:text-style-name="P1" draw:layer="layout" svg:x1="2.291cm" svg:y1="0.885cm" svg:x2="6.474cm" svg:y2="0.68cm">
          <text:p/>
        </draw:line>
        <draw:line draw:style-name="gr3" draw:text-style-name="P1" draw:layer="layout" svg:x1="6.752cm" svg:y1="1.212cm" svg:x2="6.922cm" svg:y2="0.873cm">
          <text:p/>
        </draw:line>
        <draw:line draw:style-name="gr3" draw:text-style-name="P1" draw:layer="layout" svg:x1="8.824cm" svg:y1="1.246cm" svg:x2="8.669cm" svg:y2="0.873cm">
          <text:p/>
        </draw:line>
        <draw:path draw:style-name="gr8" draw:text-style-name="P1" draw:layer="layout" svg:width="0.203cm" svg:height="0.402cm" svg:x="7.245cm" svg:y="0.877cm" svg:viewBox="0 0 204 403" svg:d="m0 335c95-792 204 68 204 68">
          <text:p/>
        </draw:path>
        <draw:path draw:style-name="gr8" draw:text-style-name="P1" draw:layer="layout" svg:width="0.408cm" svg:height="0.434cm" svg:x="8.946cm" svg:y="0.845cm" svg:viewBox="0 0 409 435" svg:d="m111 366c-369-863 298 69 298 69">
          <text:p/>
        </draw:path>
        <draw:custom-shape draw:style-name="gr10" draw:text-style-name="P3" draw:layer="layout" svg:width="1.821cm" svg:height="0.938cm" svg:x="9.053cm" svg:y="3.394cm">
          <text:p text:style-name="P2"><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1" draw:text-style-name="P1" draw:layer="layout" svg:x1="9.775cm" svg:y1="2.891cm" svg:x2="9.911cm" svg:y2="3.417cm">
          <text:p/>
        </draw:line>
        <draw:line draw:style-name="gr11" draw:text-style-name="P1" draw:layer="layout" svg:x1="7.551cm" svg:y1="2.891cm" svg:x2="7.38cm" svg:y2="3.434cm">
          <text:p/>
        </draw:line>
        <draw:custom-shape draw:style-name="gr4" draw:text-style-name="P5" draw:layer="layout" svg:width="1.42cm" svg:height="0.869cm" svg:x="6.774cm" svg:y="4.271cm">
          <text:p text:style-name="P4"><text:span text:style-name="T1">Glidein</text:span><text:span text:style-name="T1"><text:line-break/></text:span><text:span text:style-name="T1">Start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6.725cm" svg:y1="4.88cm" svg:x2="5.15cm" svg:y2="5.158cm">
          <text:p/>
        </draw:line>
        <draw:line draw:style-name="gr12" draw:text-style-name="P1" draw:layer="layout" svg:x1="1.978cm" svg:y1="4.044cm" svg:x2="2.727cm" svg:y2="4.841cm">
          <text:p/>
        </draw:line>
        <draw:line draw:style-name="gr12" draw:text-style-name="P1" draw:layer="layout" svg:x1="2.612cm" svg:y1="2.838cm" svg:x2="3.306cm" svg:y2="4.563cm">
          <text:p/>
        </draw:line>
        <draw:path draw:style-name="gr13" draw:text-style-name="P1" draw:layer="layout" svg:width="3.563cm" svg:height="1.901cm" svg:x="3.189cm" svg:y="2.837cm" svg:viewBox="0 0 3564 1902" svg:d="m3564 1699c-5850-3204-3493-1136-75 203">
          <text:p/>
        </draw:path>
        <draw:rect draw:style-name="gr1" draw:text-style-name="P1" draw:layer="layout" svg:width="2.403cm" svg:height="1.599cm" svg:x="2.736cm" svg:y="4.497cm">
          <text:p/>
        </draw:rect>
        <draw:custom-shape draw:style-name="gr2" draw:text-style-name="P2" draw:layer="layout" svg:width="1.597cm" svg:height="1.034cm" svg:x="6.684cm" svg:y="4.1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7" draw:layer="layout" svg:width="2.149cm" svg:height="0.692cm" svg:x="9.05cm" svg:y="0.569cm">
          <draw:text-box>
            <text:p text:style-name="P6"><text:span text:style-name="T2">G. Factory</text:span></text:p>
          </draw:text-box>
        </draw:frame>
        <draw:frame draw:style-name="gr15" draw:text-style-name="P7" draw:layer="layout" svg:width="1.59cm" svg:height="0.692cm" draw:transform="rotate (-1.57079632679579) translate (8.866cm 3.887cm)">
          <draw:text-box>
            <text:p text:style-name="P6"><text:span text:style-name="T2">Glidein</text:span></text:p>
          </draw:text-box>
        </draw:frame>
        <draw:custom-shape draw:style-name="gr16" draw:text-style-name="P1" draw:layer="layout" svg:width="1.542cm" svg:height="0.306cm" draw:transform="skewX (-0.00331612557878859) rotate (0.1745329251994) translate (5.159cm 4.982cm)">
          <text:p/>
          <draw:enhanced-geometry svg:viewBox="0 0 21600 21600" draw:mirror-horizontal="false" draw:mirror-vertical="false" draw:text-areas="?f7 ?f0 21600 ?f2" draw:type="left-arrow" draw:modifiers="5768.10506566604 7387.6221498371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 draw:layer="layout" svg:width="1.127cm" svg:height="0.95cm" svg:x="5.197cm" svg:y="1.882cm">
          <text:p text:style-name="P2"><text:span text:style-name="T1">Web</text:span><text:span text:style-name="T1"><text:line-break/></text:span><text:span text:style-name="T1">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1" draw:layer="layout" svg:width="0.886cm" svg:height="1.378cm" svg:x="6.18cm" svg:y="2.878cm" svg:viewBox="0 0 887 1379" svg:d="m887 1332c-932-1714-1342-1853-159 47">
          <text:p/>
        </draw:path>
        <draw:path draw:style-name="gr19" draw:text-style-name="P1" draw:layer="layout" svg:width="4.229cm" svg:height="0.346cm" svg:x="2.264cm" svg:y="0.389cm" svg:viewBox="0 0 4230 347" svg:d="m18 179c6706-438 4415 19-18 168">
          <text:p/>
        </draw:path>
        <draw:custom-shape draw:style-name="gr17" draw:text-style-name="P3" draw:layer="layout" svg:width="2.152cm" svg:height="0.541cm" svg:x="1.844cm" svg:y="1.174cm">
          <text:p text:style-name="P2"><text:span text:style-name="T1">Web 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8" draw:text-style-name="P1" draw:layer="layout" svg:width="3.602cm" svg:height="2.651cm" svg:x="3.131cm" svg:y="1.763cm" svg:viewBox="0 0 3603 2652" svg:d="m3603 2521c-5495-4163-4061-2486 0 13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11.074cm" fo:page-height="6.22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meta:creation-date>2008-01-14T16:31:17</meta:creation-date>
    <dc:date>2009-05-18T15:08:30</dc:date>
    <dc:language>en-US</dc:language>
    <meta:editing-cycles>9</meta:editing-cycles>
    <meta:editing-duration>PT01H28M38S</meta:editing-duration>
    <meta:document-statistic meta:object-count="44"/>
    <meta:user-defined meta:name="Info 1"/>
    <meta:user-defined meta:name="Info 2"/>
    <meta:user-defined meta:name="Info 3"/>
    <meta:user-defined meta:name="Info 4"/>
  </office:meta>
</office:document-meta>
</file>